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7.91mm"/>
    </style:style>
    <style:style style:name="co3" style:family="table-column">
      <style:table-column-properties fo:break-before="auto" style:column-width="177.09mm"/>
    </style:style>
    <style:style style:name="co4" style:family="table-column">
      <style:table-column-properties fo:break-before="auto" style:column-width="184.45mm"/>
    </style:style>
    <style:style style:name="co5" style:family="table-column">
      <style:table-column-properties fo:break-before="auto" style:column-width="179.81mm"/>
    </style:style>
    <style:style style:name="co6" style:family="table-column">
      <style:table-column-properties fo:break-before="auto" style:column-width="179mm"/>
    </style:style>
    <style:style style:name="co7" style:family="table-column">
      <style:table-column-properties fo:break-before="auto" style:column-width="178.65mm"/>
    </style:style>
    <style:style style:name="co8" style:family="table-column">
      <style:table-column-properties fo:break-before="auto" style:column-width="180.09mm"/>
    </style:style>
    <style:style style:name="co9" style:family="table-column">
      <style:table-column-properties fo:break-before="auto" style:column-width="183.09mm"/>
    </style:style>
    <style:style style:name="co10" style:family="table-column">
      <style:table-column-properties fo:break-before="auto" style:column-width="179.26mm"/>
    </style:style>
    <style:style style:name="co11" style:family="table-column">
      <style:table-column-properties fo:break-before="auto" style:column-width="179.55mm"/>
    </style:style>
    <style:style style:name="co12" style:family="table-column">
      <style:table-column-properties fo:break-before="auto" style:column-width="181.72mm"/>
    </style:style>
    <style:style style:name="co13" style:family="table-column">
      <style:table-column-properties fo:break-before="auto" style:column-width="176.28mm"/>
    </style:style>
    <style:style style:name="co14" style:family="table-column">
      <style:table-column-properties fo:break-before="auto" style:column-width="176.55mm"/>
    </style:style>
    <style:style style:name="co15" style:family="table-column">
      <style:table-column-properties fo:break-before="auto" style:column-width="176.81mm"/>
    </style:style>
    <style:style style:name="co16" style:family="table-column">
      <style:table-column-properties fo:break-before="auto" style:column-width="180.9mm"/>
    </style:style>
    <style:style style:name="co17" style:family="table-column">
      <style:table-column-properties fo:break-before="auto" style:column-width="180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 a" table:style-name="ta1">
        <table:shapes>
          <draw:frame draw:z-index="0" draw:style-name="gr1" draw:text-style-name="P1" svg:width="159.97mm" svg:height="90.04mm" svg:x="103.53mm" svg:y="13.55mm">
            <draw:object draw:notify-on-update-of-ranges="'Graph a'.A1:'Graph a'.A1 'Graph a'.A2:'Graph a'.A12 'Graph a'.B1:'Graph a'.B1 'Graph a'.B2:'Graph a'.B12 'Graph a'.C1:'Graph a'.C1 'Graph a'.C2:'Graph a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 = a</text:p>
          </table:table-cell>
          <table:table-cell office:value-type="string" calcext:value-type="string">
            <text:p>n = size(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4.32" calcext:value-type="float">
            <text:p>3704.32</text:p>
          </table:table-cell>
          <table:table-cell table:style-name="ce1" office:value-type="float" office:value="3119.034" calcext:value-type="float">
            <text:p>3119.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59.832" calcext:value-type="float">
            <text:p>3759.832</text:p>
          </table:table-cell>
          <table:table-cell table:style-name="ce1" office:value-type="float" office:value="3265.689" calcext:value-type="float">
            <text:p>3265.6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21.512" calcext:value-type="float">
            <text:p>3821.512</text:p>
          </table:table-cell>
          <table:table-cell table:style-name="ce1" office:value-type="float" office:value="3428.639" calcext:value-type="float">
            <text:p>3428.6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83.192" calcext:value-type="float">
            <text:p>3883.192</text:p>
          </table:table-cell>
          <table:table-cell table:style-name="ce1" office:value-type="float" office:value="3591.589" calcext:value-type="float">
            <text:p>3591.5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44.872" calcext:value-type="float">
            <text:p>3944.872</text:p>
          </table:table-cell>
          <table:table-cell table:style-name="ce1" office:value-type="float" office:value="3754.539" calcext:value-type="float">
            <text:p>3754.5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6.552" calcext:value-type="float">
            <text:p>4006.552</text:p>
          </table:table-cell>
          <table:table-cell table:style-name="ce1" office:value-type="float" office:value="3917.489" calcext:value-type="float">
            <text:p>3917.4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8.232" calcext:value-type="float">
            <text:p>4068.232</text:p>
          </table:table-cell>
          <table:table-cell table:style-name="ce1" office:value-type="float" office:value="4080.439" calcext:value-type="float">
            <text:p>4080.4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29.912" calcext:value-type="float">
            <text:p>4129.912</text:p>
          </table:table-cell>
          <table:table-cell table:style-name="ce1" office:value-type="float" office:value="4243.389" calcext:value-type="float">
            <text:p>4243.3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91.592" calcext:value-type="float">
            <text:p>4191.592</text:p>
          </table:table-cell>
          <table:table-cell table:style-name="ce1" office:value-type="float" office:value="4406.339" calcext:value-type="float">
            <text:p>4406.3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53.272" calcext:value-type="float">
            <text:p>4253.272</text:p>
          </table:table-cell>
          <table:table-cell table:style-name="ce1" office:value-type="float" office:value="4569.289" calcext:value-type="float">
            <text:p>4569.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14.952" calcext:value-type="float">
            <text:p>4314.952</text:p>
          </table:table-cell>
          <table:table-cell table:style-name="ce1" office:value-type="float" office:value="4732.239" calcext:value-type="float">
            <text:p>4732.2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82.152" calcext:value-type="float">
            <text:p>6782.152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=1" table:style-name="ta1">
        <table:table-column table:style-name="co2" table:default-cell-style-name="Default"/>
        <table:table-row table:style-name="ro1">
          <table:table-cell office:value-type="string" calcext:value-type="string">
            <text:p>Estimated gas: 3704.320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nbqs2k8DrZQeBYsKEo8uio3o2Aht8yBrbZ9ZwhBVb2672Qzgw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dXgjXY5sejYfaJD4tkRpfZMmRhD6JDadi6FdP9XgRmgMp8Ghg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38</text:p>
          </table:table-cell>
        </table:table-row>
        <table:table-row table:style-name="ro1">
          <table:table-cell office:value-type="string" calcext:value-type="string">
            <text:p><text:s text:c="4"/>Expected counter: 1026407</text:p>
          </table:table-cell>
        </table:table-row>
        <table:table-row table:style-name="ro1">
          <table:table-cell office:value-type="string" calcext:value-type="string">
            <text:p><text:s text:c="4"/>Gas limit: 3805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38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3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1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704.320</text:p>
          </table:table-cell>
        </table:table-row>
      </table:table>
      <table:table table:name="a=10" table:style-name="ta1">
        <table:table-column table:style-name="co3" table:default-cell-style-name="Default"/>
        <table:table-row table:style-name="ro1">
          <table:table-cell office:value-type="string" calcext:value-type="string">
            <text:p>Estimated gas: 3759.83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GNBUWNy9L4K1dHHEhr58eC9okyjwowfRw58oHNJBhQDUi2Lx7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8DSKYT7is6NyuMPzKgKrSZ9Us5aFiGhbaAcQd1Ri7pX1b4faz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43</text:p>
          </table:table-cell>
        </table:table-row>
        <table:table-row table:style-name="ro1">
          <table:table-cell office:value-type="string" calcext:value-type="string">
            <text:p><text:s text:c="4"/>Expected counter: 1026408</text:p>
          </table:table-cell>
        </table:table-row>
        <table:table-row table:style-name="ro1">
          <table:table-cell office:value-type="string" calcext:value-type="string">
            <text:p><text:s text:c="4"/>Gas limit: 3860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43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43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1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759.832</text:p>
          </table:table-cell>
        </table:table-row>
      </table:table>
      <table:table table:name="a=20" table:style-name="ta1">
        <table:table-column table:style-name="co4" table:default-cell-style-name="Default"/>
        <table:table-row table:style-name="ro1">
          <table:table-cell office:value-type="string" calcext:value-type="string">
            <text:p>Estimated gas: 3821.51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iEZxxRdavbBD4NPNnxruQt3LHwV8APbZHvFCUzZ6MRhCC9dNw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jDgAiP1HQT3VC2GUa8WVTwR1b6L7Bqe2DFDA6dW9S9Le7DG6T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5</text:p>
          </table:table-cell>
        </table:table-row>
        <table:table-row table:style-name="ro1">
          <table:table-cell office:value-type="string" calcext:value-type="string">
            <text:p><text:s text:c="4"/>Expected counter: 1026409</text:p>
          </table:table-cell>
        </table:table-row>
        <table:table-row table:style-name="ro1">
          <table:table-cell office:value-type="string" calcext:value-type="string">
            <text:p><text:s text:c="4"/>Gas limit: 3922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5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5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2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821.512</text:p>
          </table:table-cell>
        </table:table-row>
      </table:table>
      <table:table table:name="a=30" table:style-name="ta1">
        <table:table-column table:style-name="co5" table:default-cell-style-name="Default"/>
        <table:table-row table:style-name="ro1">
          <table:table-cell office:value-type="string" calcext:value-type="string">
            <text:p>Estimated gas: 3883.19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sAZDHG7YG3ymQro2fXawDZviWwEC1Y95rn7c65vnZUFX197mY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ozk2NXENSEsxwZdxj7VU9aUFGZGsoZ7P6ERbrQy4Att3dVybo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56</text:p>
          </table:table-cell>
        </table:table-row>
        <table:table-row table:style-name="ro1">
          <table:table-cell office:value-type="string" calcext:value-type="string">
            <text:p><text:s text:c="4"/>Expected counter: 1026410</text:p>
          </table:table-cell>
        </table:table-row>
        <table:table-row table:style-name="ro1">
          <table:table-cell office:value-type="string" calcext:value-type="string">
            <text:p><text:s text:c="4"/>Gas limit: 3984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56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56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3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883.192</text:p>
          </table:table-cell>
        </table:table-row>
      </table:table>
      <table:table table:name="a=40" table:style-name="ta1">
        <table:table-column table:style-name="co6" table:default-cell-style-name="Default"/>
        <table:table-row table:style-name="ro1">
          <table:table-cell office:value-type="string" calcext:value-type="string">
            <text:p>Estimated gas: 3944.87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nwX2jLVwwVEYwkD3WHGy4DqYUJsxuHzthPyhC7eFptpmkV21Ga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WbjtcdWCndkhivw7zopELajSReSy6qqGFPr3dgFwZv6mgR7Mg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62</text:p>
          </table:table-cell>
        </table:table-row>
        <table:table-row table:style-name="ro1">
          <table:table-cell office:value-type="string" calcext:value-type="string">
            <text:p><text:s text:c="4"/>Expected counter: 1026411</text:p>
          </table:table-cell>
        </table:table-row>
        <table:table-row table:style-name="ro1">
          <table:table-cell office:value-type="string" calcext:value-type="string">
            <text:p><text:s text:c="4"/>Gas limit: 4045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62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62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4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3944.872</text:p>
          </table:table-cell>
        </table:table-row>
      </table:table>
      <table:table table:name="a=50" table:style-name="ta1">
        <table:table-column table:style-name="co7" table:default-cell-style-name="Default"/>
        <table:table-row table:style-name="ro1">
          <table:table-cell office:value-type="string" calcext:value-type="string">
            <text:p>Estimated gas: 4006.55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4LA5MXuhsjzTZGg5qrvnjSqrUhyo6JoD2H84rTAiCZFM3kApZ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ykw8US3H5LVtDPij3SQch6PX8yAoXSqyE1Dq8qoHK9CcCXxet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68</text:p>
          </table:table-cell>
        </table:table-row>
        <table:table-row table:style-name="ro1">
          <table:table-cell office:value-type="string" calcext:value-type="string">
            <text:p><text:s text:c="4"/>Expected counter: 1026412</text:p>
          </table:table-cell>
        </table:table-row>
        <table:table-row table:style-name="ro1">
          <table:table-cell office:value-type="string" calcext:value-type="string">
            <text:p><text:s text:c="4"/>Gas limit: 4107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68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6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5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006.552</text:p>
          </table:table-cell>
        </table:table-row>
      </table:table>
      <table:table table:name="a=60" table:style-name="ta1">
        <table:table-column table:style-name="co8" table:default-cell-style-name="Default"/>
        <table:table-row table:style-name="ro1">
          <table:table-cell office:value-type="string" calcext:value-type="string">
            <text:p>Estimated gas: 4068.23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eeojHMWGN553WVJ1japRjhiDeHGLu4dAuEoviyarNgEVxayjD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RRChcUkh16NY1KkeX1uzK8idKm2Kar4ueo9SkmCPcFjK1N4wi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74</text:p>
          </table:table-cell>
        </table:table-row>
        <table:table-row table:style-name="ro1">
          <table:table-cell office:value-type="string" calcext:value-type="string">
            <text:p><text:s text:c="4"/>Expected counter: 1026413</text:p>
          </table:table-cell>
        </table:table-row>
        <table:table-row table:style-name="ro1">
          <table:table-cell office:value-type="string" calcext:value-type="string">
            <text:p><text:s text:c="4"/>Gas limit: 416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74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74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6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068.232</text:p>
          </table:table-cell>
        </table:table-row>
      </table:table>
      <table:table table:name="a=70" table:style-name="ta1">
        <table:table-column table:style-name="co3" table:default-cell-style-name="Default"/>
        <table:table-row table:style-name="ro1">
          <table:table-cell office:value-type="string" calcext:value-type="string">
            <text:p>Estimated gas: 4129.91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kkqTyQJF7DnTVSKMnVsgKKi2dt3Fn4voGtg4Azi6qJV7PZq7M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2vs2wmfuckdic1sTwuTA3AbCUzwxN3UNX7na5ndkiL2vDR5Yz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81</text:p>
          </table:table-cell>
        </table:table-row>
        <table:table-row table:style-name="ro1">
          <table:table-cell office:value-type="string" calcext:value-type="string">
            <text:p><text:s text:c="4"/>Expected counter: 1026414</text:p>
          </table:table-cell>
        </table:table-row>
        <table:table-row table:style-name="ro1">
          <table:table-cell office:value-type="string" calcext:value-type="string">
            <text:p><text:s text:c="4"/>Gas limit: 4230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81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81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7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129.912</text:p>
          </table:table-cell>
        </table:table-row>
      </table:table>
      <table:table table:name="a=80" table:style-name="ta1">
        <table:table-column table:style-name="co2" table:default-cell-style-name="Default"/>
        <table:table-row table:style-name="ro1">
          <table:table-cell office:value-type="string" calcext:value-type="string">
            <text:p>Estimated gas: 4191.59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7DX3XYWn65hDXtzySaJEzx4h1fWFFcdLaspjBcww5YwP838x7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Sjt3XVuT6ai6XpyQLQvJhnD7Yxx7Bi6UXtkPJhmKw9eXZh3wG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88</text:p>
          </table:table-cell>
        </table:table-row>
        <table:table-row table:style-name="ro1">
          <table:table-cell office:value-type="string" calcext:value-type="string">
            <text:p><text:s text:c="4"/>Expected counter: 1026415</text:p>
          </table:table-cell>
        </table:table-row>
        <table:table-row table:style-name="ro1">
          <table:table-cell office:value-type="string" calcext:value-type="string">
            <text:p><text:s text:c="4"/>Gas limit: 4292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88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68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8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191.592</text:p>
          </table:table-cell>
        </table:table-row>
      </table:table>
      <table:table table:name="a=90" table:style-name="ta1">
        <table:table-column table:style-name="co9" table:default-cell-style-name="Default"/>
        <table:table-row table:style-name="ro1">
          <table:table-cell office:value-type="string" calcext:value-type="string">
            <text:p>Estimated gas: 4253.27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npQBY3CVg2qouPeoSJZ7nnQfQUX46ANFfuQERomW6Qxct7qtgC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67d86HwabQZPo3mLyEUDUSXanfVJEcD9wworXkmwJuHyyD78r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94</text:p>
          </table:table-cell>
        </table:table-row>
        <table:table-row table:style-name="ro1">
          <table:table-cell office:value-type="string" calcext:value-type="string">
            <text:p><text:s text:c="4"/>Expected counter: 1026416</text:p>
          </table:table-cell>
        </table:table-row>
        <table:table-row table:style-name="ro1">
          <table:table-cell office:value-type="string" calcext:value-type="string">
            <text:p><text:s text:c="4"/>Gas limit: 4354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94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94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9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253.272</text:p>
          </table:table-cell>
        </table:table-row>
      </table:table>
      <table:table table:name="a=100" table:style-name="ta1">
        <table:table-column table:style-name="co3" table:default-cell-style-name="Default"/>
        <table:table-row table:style-name="ro1">
          <table:table-cell office:value-type="string" calcext:value-type="string">
            <text:p>Estimated gas: 4314.95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EA2wRL5n9pCPLuBPRC6GWK46GLC3e6FnreHNqF2p6pgWWrjuP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3ZfRm8CsLTd1z7rxLz8nRFpfvCPsmjNzs31VFnwvWdXkQa8hf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7</text:p>
          </table:table-cell>
        </table:table-row>
        <table:table-row table:style-name="ro1">
          <table:table-cell office:value-type="string" calcext:value-type="string">
            <text:p><text:s text:c="4"/>Expected counter: 1026417</text:p>
          </table:table-cell>
        </table:table-row>
        <table:table-row table:style-name="ro1">
          <table:table-cell office:value-type="string" calcext:value-type="string">
            <text:p><text:s text:c="4"/>Gas limit: 4415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7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7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10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4314.952</text:p>
          </table:table-cell>
        </table:table-row>
      </table:table>
      <table:table table:name="a=500" table:style-name="ta1">
        <table:table-column table:style-name="co10" table:default-cell-style-name="Default"/>
        <table:table-row table:style-name="ro1">
          <table:table-cell office:value-type="string" calcext:value-type="string">
            <text:p>Estimated gas: 6782.152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J2hYAfsqSKaSsFU3TYHEzSqA9YXVYkqiCqEqopjiAvUQDSsjK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vESmFFGUUcSuVrurGa3s6EKWpSRB5icVBqdoXyrjyiKkYcA75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947</text:p>
          </table:table-cell>
        </table:table-row>
        <table:table-row table:style-name="ro1">
          <table:table-cell office:value-type="string" calcext:value-type="string">
            <text:p><text:s text:c="4"/>Expected counter: 1026418</text:p>
          </table:table-cell>
        </table:table-row>
        <table:table-row table:style-name="ro1">
          <table:table-cell office:value-type="string" calcext:value-type="string">
            <text:p><text:s text:c="4"/>Gas limit: 6883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947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947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JEkGeqL8kUsWSSGz24eJm1wfCfpLYmnzP</text:p>
          </table:table-cell>
        </table:table-row>
        <table:table-row table:style-name="ro1">
          <table:table-cell office:value-type="string" calcext:value-type="string">
            <text:p><text:s text:c="6"/>Parameter: 500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359 bytes</text:p>
          </table:table-cell>
        </table:table-row>
        <table:table-row table:style-name="ro1">
          <table:table-cell office:value-type="string" calcext:value-type="string">
            <text:p><text:s text:c="6"/>Consumed gas: 6782.152</text:p>
          </table:table-cell>
        </table:table-row>
      </table:table>
      <table:table table:name="Graph |a|" table:style-name="ta1">
        <table:shapes>
          <draw:frame draw:z-index="0" draw:style-name="gr1" draw:text-style-name="P1" svg:width="159.97mm" svg:height="90.04mm" svg:x="149.78mm" svg:y="7.44mm">
            <draw:object draw:notify-on-update-of-ranges="'Graph |a|'.A2:'Graph |a|'.A12 'Graph |a|'.B1:'Graph |a|'.B1 'Graph |a|'.B2:'Graph |a|'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|a|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 correct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8.44" calcext:value-type="float">
            <text:p>3138.44</text:p>
          </table:table-cell>
          <table:table-cell table:style-name="ce1" office:value-type="float" office:value="3119.034" calcext:value-type="float">
            <text:p>3119.034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85.095" calcext:value-type="float">
            <text:p>3285.095</text:p>
          </table:table-cell>
          <table:table-cell table:style-name="ce1" office:value-type="float" office:value="3265.689" calcext:value-type="float">
            <text:p>3265.68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48.045" calcext:value-type="float">
            <text:p>3448.045</text:p>
          </table:table-cell>
          <table:table-cell table:style-name="ce1" office:value-type="float" office:value="3428.639" calcext:value-type="float">
            <text:p>3428.63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10.995" calcext:value-type="float">
            <text:p>3610.995</text:p>
          </table:table-cell>
          <table:table-cell table:style-name="ce1" office:value-type="float" office:value="3591.589" calcext:value-type="float">
            <text:p>3591.58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73.945" calcext:value-type="float">
            <text:p>3773.945</text:p>
          </table:table-cell>
          <table:table-cell table:style-name="ce1" office:value-type="float" office:value="3754.539" calcext:value-type="float">
            <text:p>3754.53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36.895" calcext:value-type="float">
            <text:p>3936.895</text:p>
          </table:table-cell>
          <table:table-cell table:style-name="ce1" office:value-type="float" office:value="3917.489" calcext:value-type="float">
            <text:p>3917.48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99.845" calcext:value-type="float">
            <text:p>4099.845</text:p>
          </table:table-cell>
          <table:table-cell table:style-name="ce1" office:value-type="float" office:value="4080.439" calcext:value-type="float">
            <text:p>4080.43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62.795" calcext:value-type="float">
            <text:p>4262.795</text:p>
          </table:table-cell>
          <table:table-cell table:style-name="ce1" office:value-type="float" office:value="4243.389" calcext:value-type="float">
            <text:p>4243.38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25.745" calcext:value-type="float">
            <text:p>4425.745</text:p>
          </table:table-cell>
          <table:table-cell table:style-name="ce1" office:value-type="float" office:value="4406.339" calcext:value-type="float">
            <text:p>4406.33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88.695" calcext:value-type="float">
            <text:p>4588.695</text:p>
          </table:table-cell>
          <table:table-cell table:style-name="ce1" office:value-type="float" office:value="4569.289" calcext:value-type="float">
            <text:p>4569.28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51.645" calcext:value-type="float">
            <text:p>4751.645</text:p>
          </table:table-cell>
          <table:table-cell table:style-name="ce1" office:value-type="float" office:value="4732.239" calcext:value-type="float">
            <text:p>4732.239</text:p>
          </table:table-cell>
          <table:table-cell table:style-name="ce1" office:value-type="float" office:value="19.406" calcext:value-type="float">
            <text:p>19.4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|a|=1" table:style-name="ta1">
        <table:table-column table:style-name="co11" table:default-cell-style-name="Default"/>
        <table:table-row table:style-name="ro1">
          <table:table-cell office:value-type="string" calcext:value-type="string">
            <text:p>Estimated gas: 3138.440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nmG6MMeL8X8WtFdTmzqJrEqqNxcaJjRvCs2ZcdivaiamaTjJH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pqfnes1ynkbMgFz3pR9dyyXq9xDWCpwy2sJrCHU7YbpEe6GxZ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586</text:p>
          </table:table-cell>
        </table:table-row>
        <table:table-row table:style-name="ro1">
          <table:table-cell office:value-type="string" calcext:value-type="string">
            <text:p><text:s text:c="4"/>Expected counter: 1026421</text:p>
          </table:table-cell>
        </table:table-row>
        <table:table-row table:style-name="ro1">
          <table:table-cell office:value-type="string" calcext:value-type="string">
            <text:p><text:s text:c="4"/>Gas limit: 323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586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586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3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138.440</text:p>
          </table:table-cell>
        </table:table-row>
      </table:table>
      <table:table table:name="|a| =10" table:style-name="ta1">
        <table:table-column table:style-name="co8" table:default-cell-style-name="Default"/>
        <table:table-row table:style-name="ro1">
          <table:table-cell office:value-type="string" calcext:value-type="string">
            <text:p>Estimated gas: 3285.0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E1vieBwoeKxnQHWNPZnfnUe4ufiQij8P8sEKx7VmMegkRyvig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WrZbWCx677X57eVuzxDUFqYcXG4kUdvrveALqaAuoZkqWtLDe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19</text:p>
          </table:table-cell>
        </table:table-row>
        <table:table-row table:style-name="ro1">
          <table:table-cell office:value-type="string" calcext:value-type="string">
            <text:p><text:s text:c="4"/>Expected counter: 1026422</text:p>
          </table:table-cell>
        </table:table-row>
        <table:table-row table:style-name="ro1">
          <table:table-cell office:value-type="string" calcext:value-type="string">
            <text:p><text:s text:c="4"/>Gas limit: 3386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19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19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 14 ; 14 ; 14 ; 14 ; 14 ; 14 ; 14 ; 14 ; 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285.095</text:p>
          </table:table-cell>
        </table:table-row>
      </table:table>
      <table:table table:name="|a|=20" table:style-name="ta1">
        <table:table-column table:style-name="co12" table:default-cell-style-name="Default"/>
        <table:table-row table:style-name="ro1">
          <table:table-cell office:value-type="string" calcext:value-type="string">
            <text:p>Estimated gas: 3448.0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AgDzTf9Ux3hD9gzRvw9e4vyMhpgvGSHXaS7UaJ41CkF4iavFG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Tifhm1jSyLgnW9nko6A7F4CDu5vMxnQ8qkH4EDWZQ8Q8TiVXN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55</text:p>
          </table:table-cell>
        </table:table-row>
        <table:table-row table:style-name="ro1">
          <table:table-cell office:value-type="string" calcext:value-type="string">
            <text:p><text:s text:c="4"/>Expected counter: 1026423</text:p>
          </table:table-cell>
        </table:table-row>
        <table:table-row table:style-name="ro1">
          <table:table-cell office:value-type="string" calcext:value-type="string">
            <text:p><text:s text:c="4"/>Gas limit: 354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55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655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448.045</text:p>
          </table:table-cell>
        </table:table-row>
      </table:table>
      <table:table table:name="|a|=30" table:style-name="ta1">
        <table:table-column table:style-name="co13" table:default-cell-style-name="Default"/>
        <table:table-row table:style-name="ro1">
          <table:table-cell office:value-type="string" calcext:value-type="string">
            <text:p>Estimated gas: 3610.9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f5W1ZWNETC8ybYtj1wkrWf46roCPNFQdhryZdJ7poFVnemJNg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xFzbYj28jnmgimkYdvkn87wk5pZYn4EjQCjhG8uJ9B5xmDyLU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692</text:p>
          </table:table-cell>
        </table:table-row>
        <table:table-row table:style-name="ro1">
          <table:table-cell office:value-type="string" calcext:value-type="string">
            <text:p><text:s text:c="4"/>Expected counter: 1026424</text:p>
          </table:table-cell>
        </table:table-row>
        <table:table-row table:style-name="ro1">
          <table:table-cell office:value-type="string" calcext:value-type="string">
            <text:p><text:s text:c="4"/>Gas limit: 3711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692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692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610.995</text:p>
          </table:table-cell>
        </table:table-row>
      </table:table>
      <table:table table:name="|a|=40" table:style-name="ta1">
        <table:table-column table:style-name="co1" table:default-cell-style-name="Default"/>
        <table:table-row table:style-name="ro1">
          <table:table-cell office:value-type="string" calcext:value-type="string">
            <text:p>Estimated gas: 3773.9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nsnpSYtpogi7aa7GVzKcJaFFK8xbdpzhfxu2EnwChrDzFtbXtp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vPfz6Sp7fJU9PY4cujfSShZYUP36LgwFqq9AE4s5zkaWzPR1w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728</text:p>
          </table:table-cell>
        </table:table-row>
        <table:table-row table:style-name="ro1">
          <table:table-cell office:value-type="string" calcext:value-type="string">
            <text:p><text:s text:c="4"/>Expected counter: 1026425</text:p>
          </table:table-cell>
        </table:table-row>
        <table:table-row table:style-name="ro1">
          <table:table-cell office:value-type="string" calcext:value-type="string">
            <text:p><text:s text:c="4"/>Gas limit: 3874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728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72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773.945</text:p>
          </table:table-cell>
        </table:table-row>
      </table:table>
      <table:table table:name="|a|= 50" table:style-name="ta1">
        <table:table-column table:style-name="co12" table:default-cell-style-name="Default"/>
        <table:table-row table:style-name="ro1">
          <table:table-cell office:value-type="string" calcext:value-type="string">
            <text:p>Estimated gas: 3936.8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L4knCqkGeNRzUjLHJwUuzvJeNhnyUQBbWmmkGRsenvPUeuTcK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ARLEP6Mw8KccLDm8bkmL3cpPq7n2MJs6GREKxb36fHudrrwzB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764</text:p>
          </table:table-cell>
        </table:table-row>
        <table:table-row table:style-name="ro1">
          <table:table-cell office:value-type="string" calcext:value-type="string">
            <text:p><text:s text:c="4"/>Expected counter: 1026426</text:p>
          </table:table-cell>
        </table:table-row>
        <table:table-row table:style-name="ro1">
          <table:table-cell office:value-type="string" calcext:value-type="string">
            <text:p><text:s text:c="4"/>Gas limit: 4037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764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764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3936.895</text:p>
          </table:table-cell>
        </table:table-row>
      </table:table>
      <table:table table:name="|a| = 60" table:style-name="ta1">
        <table:table-column table:style-name="co2" table:default-cell-style-name="Default"/>
        <table:table-row table:style-name="ro1">
          <table:table-cell office:value-type="string" calcext:value-type="string">
            <text:p>Estimated gas: 4099.8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tKVx7G4ZkRkwjb1R4s5vnCpwedT3JidZykQ7rxCNXWsgZu6qx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4PGwAZR5YCi7PGwjf6BdotAmtNSoVCqypjwTtotbwJUrT1AzW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8</text:p>
          </table:table-cell>
        </table:table-row>
        <table:table-row table:style-name="ro1">
          <table:table-cell office:value-type="string" calcext:value-type="string">
            <text:p><text:s text:c="4"/>Expected counter: 1026427</text:p>
          </table:table-cell>
        </table:table-row>
        <table:table-row table:style-name="ro1">
          <table:table-cell office:value-type="string" calcext:value-type="string">
            <text:p><text:s text:c="4"/>Gas limit: 4200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8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8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099.845</text:p>
          </table:table-cell>
        </table:table-row>
      </table:table>
      <table:table table:name="|a|=70" table:style-name="ta1">
        <table:table-column table:style-name="co14" table:default-cell-style-name="Default"/>
        <table:table-row table:style-name="ro1">
          <table:table-cell office:value-type="string" calcext:value-type="string">
            <text:p>Estimated gas: 4262.7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qHj9czygW3DSfS42rUQd9XKKkWP8eyefnA8d6mrGn22fhJt7P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KngSGwyPaKfWf98oT3565qN21exiedSsr9Ja6piWRquPpxWSt1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837</text:p>
          </table:table-cell>
        </table:table-row>
        <table:table-row table:style-name="ro1">
          <table:table-cell office:value-type="string" calcext:value-type="string">
            <text:p><text:s text:c="4"/>Expected counter: 1026428</text:p>
          </table:table-cell>
        </table:table-row>
        <table:table-row table:style-name="ro1">
          <table:table-cell office:value-type="string" calcext:value-type="string">
            <text:p><text:s text:c="4"/>Gas limit: 4363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837</text:p>
          </table:table-cell>
        </table:table-row>
        <table:table-row table:style-name="ro1">
          <table:table-cell office:value-type="string" calcext:value-type="string">
            <text:p><text:s text:c="6"/>fees(tz1RomaiWJV3NFDZWTMVR2aEeHknsn3iF5Gi,277) ... +ꜩ0.000837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262.795</text:p>
          </table:table-cell>
        </table:table-row>
      </table:table>
      <table:table table:name="|a|=80" table:style-name="ta1">
        <table:table-column table:style-name="co15" table:default-cell-style-name="Default"/>
        <table:table-row table:style-name="ro1">
          <table:table-cell office:value-type="string" calcext:value-type="string">
            <text:p>Estimated gas: 4425.7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oAyujanzEKYv9yFswbjhd22XbGEG1Wm2g285Un5iWydfJBPstN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MZsst2AGtEmVtYziHCLhpy71hADfSMg9ZR5FbfsphcB7bVcvhr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873</text:p>
          </table:table-cell>
        </table:table-row>
        <table:table-row table:style-name="ro1">
          <table:table-cell office:value-type="string" calcext:value-type="string">
            <text:p><text:s text:c="4"/>Expected counter: 1026429</text:p>
          </table:table-cell>
        </table:table-row>
        <table:table-row table:style-name="ro1">
          <table:table-cell office:value-type="string" calcext:value-type="string">
            <text:p><text:s text:c="4"/>Gas limit: 4526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873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873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425.745</text:p>
          </table:table-cell>
        </table:table-row>
      </table:table>
      <table:table table:name="|a| = 90" table:style-name="ta1">
        <table:table-column table:style-name="co16" table:default-cell-style-name="Default"/>
        <table:table-row table:style-name="ro1">
          <table:table-cell office:value-type="string" calcext:value-type="string">
            <text:p>Estimated gas: 4588.69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ZKPHmvyHFdLcKjPPCqsohsMNVhsnryaYHiNrwiUhe7rpdQzam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peration found in block: BMTFYpdt93PSdRJ3UyVCjv1gu2Hk4B6Tx4dWzbZ7hKg3BJTXZSN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909</text:p>
          </table:table-cell>
        </table:table-row>
        <table:table-row table:style-name="ro1">
          <table:table-cell office:value-type="string" calcext:value-type="string">
            <text:p><text:s text:c="4"/>Expected counter: 1026430</text:p>
          </table:table-cell>
        </table:table-row>
        <table:table-row table:style-name="ro1">
          <table:table-cell office:value-type="string" calcext:value-type="string">
            <text:p><text:s text:c="4"/>Gas limit: 4689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909</text:p>
          </table:table-cell>
        </table:table-row>
        <table:table-row table:style-name="ro1">
          <table:table-cell office:value-type="string" calcext:value-type="string">
            <text:p><text:s text:c="6"/>fees(tz1VpvtSaSxKvykrqajFJTZqCXgoVJ5cKaM1,277) ... +ꜩ0.000909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588.695</text:p>
          </table:table-cell>
        </table:table-row>
      </table:table>
      <table:table table:name="|a| = 100" table:style-name="ta1">
        <table:table-column table:style-name="co17" table:default-cell-style-name="Default"/>
        <table:table-row table:style-name="ro1">
          <table:table-cell office:value-type="string" calcext:value-type="string">
            <text:p>Estimated gas: 4751.645 units (will add 100 for safety)</text:p>
          </table:table-cell>
        </table:table-row>
        <table:table-row table:style-name="ro1">
          <table:table-cell office:value-type="string" calcext:value-type="string">
            <text:p>Estimated storage: no bytes added</text:p>
          </table:table-cell>
        </table:table-row>
        <table:table-row table:style-name="ro1">
          <table:table-cell office:value-type="string" calcext:value-type="string">
            <text:p>Operation successfully injected in the node.</text:p>
          </table:table-cell>
        </table:table-row>
        <table:table-row table:style-name="ro1">
          <table:table-cell office:value-type="string" calcext:value-type="string">
            <text:p>Operation hash is 'opRoPfUXgUyigr63FKbmaQmx3brA7YYWDL6jmAxSASTixdspcwA'</text:p>
          </table:table-cell>
        </table:table-row>
        <table:table-row table:style-name="ro1">
          <table:table-cell office:value-type="string" calcext:value-type="string">
            <text:p>Waiting for the operation to be included...</text:p>
          </table:table-cell>
        </table:table-row>
        <table:table-row table:style-name="ro1">
          <table:table-cell office:value-type="string" calcext:value-type="string">
            <text:p>Operation found in block: BLgTb1nRe6cdBm6N3rjVchUYHkAvFcgiPqcPDwCM9udPF3qpwRK (pass: 3, offset: 0)</text:p>
          </table:table-cell>
        </table:table-row>
        <table:table-row table:style-name="ro1">
          <table:table-cell office:value-type="string" calcext:value-type="string">
            <text:p>This sequence of operations was run:</text:p>
          </table:table-cell>
        </table:table-row>
        <table:table-row table:style-name="ro1">
          <table:table-cell office:value-type="string" calcext:value-type="string">
            <text:p><text:s text:c="2"/>Manager signed operations:</text:p>
          </table:table-cell>
        </table:table-row>
        <table:table-row table:style-name="ro1">
          <table:table-cell office:value-type="string" calcext:value-type="string">
            <text:p><text:s text:c="4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4"/>Fee to the baker: ꜩ0.000946</text:p>
          </table:table-cell>
        </table:table-row>
        <table:table-row table:style-name="ro1">
          <table:table-cell office:value-type="string" calcext:value-type="string">
            <text:p><text:s text:c="4"/>Expected counter: 1026431</text:p>
          </table:table-cell>
        </table:table-row>
        <table:table-row table:style-name="ro1">
          <table:table-cell office:value-type="string" calcext:value-type="string">
            <text:p><text:s text:c="4"/>Gas limit: 4852</text:p>
          </table:table-cell>
        </table:table-row>
        <table:table-row table:style-name="ro1">
          <table:table-cell office:value-type="string" calcext:value-type="string">
            <text:p><text:s text:c="4"/>Storage limit: 0 bytes</text:p>
          </table:table-cell>
        </table:table-row>
        <table:table-row table:style-name="ro1">
          <table:table-cell office:value-type="string" calcext:value-type="string">
            <text:p><text:s text:c="4"/>Balance updates:</text:p>
          </table:table-cell>
        </table:table-row>
        <table:table-row table:style-name="ro1">
          <table:table-cell office:value-type="string" calcext:value-type="string">
            <text:p><text:s text:c="6"/>tz1Vge5BeLbbjRRh4U3Cx1kJ3uLM2Fan2CpX ............. -ꜩ0.000946</text:p>
          </table:table-cell>
        </table:table-row>
        <table:table-row table:style-name="ro1">
          <table:table-cell office:value-type="string" calcext:value-type="string">
            <text:p><text:s text:c="6"/>fees(tz1aWXP237BLwNHJcCD4b3DutCevhqq2T1Z9,277) ... +ꜩ0.000946</text:p>
          </table:table-cell>
        </table:table-row>
        <table:table-row table:style-name="ro1">
          <table:table-cell office:value-type="string" calcext:value-type="string">
            <text:p><text:s text:c="4"/>Transaction:</text:p>
          </table:table-cell>
        </table:table-row>
        <table:table-row table:style-name="ro1">
          <table:table-cell office:value-type="string" calcext:value-type="string">
            <text:p><text:s text:c="6"/>Amount: ꜩ0</text:p>
          </table:table-cell>
        </table:table-row>
        <table:table-row table:style-name="ro1">
          <table:table-cell office:value-type="string" calcext:value-type="string">
            <text:p><text:s text:c="6"/>From: tz1Vge5BeLbbjRRh4U3Cx1kJ3uLM2Fan2CpX</text:p>
          </table:table-cell>
        </table:table-row>
        <table:table-row table:style-name="ro1">
          <table:table-cell office:value-type="string" calcext:value-type="string">
            <text:p><text:s text:c="6"/>To: KT1L4UPZJsBa96qDEXAWztuk9TmEYiD6MF2c</text:p>
          </table:table-cell>
        </table:table-row>
        <table:table-row table:style-name="ro1">
          <table:table-cell office:value-type="string" calcext:value-type="string">
            <text:p><text:s text:c="6"/>Parameter: { 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;</text:p>
          </table:table-cell>
        </table:table-row>
        <table:table-row table:style-name="ro1">
          <table:table-cell office:value-type="string" calcext:value-type="string">
            <text:p><text:s text:c="19"/>14 }</text:p>
          </table:table-cell>
        </table:table-row>
        <table:table-row table:style-name="ro1">
          <table:table-cell office:value-type="string" calcext:value-type="string">
            <text:p><text:s text:c="6"/>This transaction was successfully applied</text:p>
          </table:table-cell>
        </table:table-row>
        <table:table-row table:style-name="ro1">
          <table:table-cell office:value-type="string" calcext:value-type="string">
            <text:p><text:s text:c="6"/>Updated storage: Unit</text:p>
          </table:table-cell>
        </table:table-row>
        <table:table-row table:style-name="ro1">
          <table:table-cell office:value-type="string" calcext:value-type="string">
            <text:p><text:s text:c="6"/>Storage size: 237 bytes</text:p>
          </table:table-cell>
        </table:table-row>
        <table:table-row table:style-name="ro1">
          <table:table-cell office:value-type="string" calcext:value-type="string">
            <text:p><text:s text:c="6"/>Consumed gas: 4751.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3:09:07.0384399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02:18:38.221782572</meta:creation-date>
    <dc:date>2021-04-09T03:37:39.263245470</dc:date>
    <meta:editing-duration>PT37M52S</meta:editing-duration>
    <meta:editing-cycles>13</meta:editing-cycles>
    <meta:generator>LibreOffice/6.0.7.3$Linux_X86_64 LibreOffice_project/00m0$Build-3</meta:generator>
    <meta:document-statistic meta:table-count="25" meta:cell-count="1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min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828cm" svg:y="0.316cm" chart:style-name="ch2">
          <text:p>Gas consumption for different values of a</text:p>
        </chart:title>
        <chart:legend chart:legend-position="end" svg:x="13.014cm" svg:y="3.954cm" style:legend-expansion="high" chart:style-name="ch3"/>
        <chart:plot-area chart:style-name="ch4" table:cell-range-address="'Graph a'.A1:'Graph a'.C12" chart:data-source-has-labels="both" svg:x="1.33cm" svg:y="1.275cm" svg:width="11.365cm" svg:height="6.569cm">
          <chartooo:coordinate-region svg:x="2.322cm" svg:y="1.474cm" svg:width="10.093cm" svg:height="5.723cm"/>
          <chart:axis chart:dimension="x" chart:name="primary-x" chart:style-name="ch5" chartooo:axis-type="auto">
            <chartooo:date-scale/>
            <chart:title svg:x="6.862cm" svg:y="8.024cm" chart:style-name="ch6">
              <text:p>n</text:p>
            </chart:title>
            <chart:categories table:cell-range-address="'Graph a'.A2:'Graph a'.A12"/>
          </chart:axis>
          <chart:axis chart:dimension="y" chart:name="primary-y" chart:style-name="ch7">
            <chart:title svg:x="0.451cm" svg:y="5.675cm" chart:style-name="ch8">
              <text:p>consumed gas</text:p>
            </chart:title>
            <chart:grid chart:style-name="ch9" chart:class="major"/>
          </chart:axis>
          <chart:series chart:style-name="ch10" chart:values-cell-range-address="'Graph a'.B2:'Graph a'.B12" chart:label-cell-address="'Graph a'.B1:'Graph a'.B1" chart:class="chart:line">
            <chart:data-point chart:repeated="11"/>
          </chart:series>
          <chart:series chart:style-name="ch11" chart:values-cell-range-address="'Graph a'.C2:'Graph a'.C12" chart:label-cell-address="'Graph a'.C1:'Graph a'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a</text:p>
                <draw:g>
                  <svg:desc>'Graph a'.B1:'Graph a'.B1</svg:desc>
                </draw:g>
              </table:table-cell>
              <table:table-cell office:value-type="string">
                <text:p>n = size(b)</text:p>
                <draw:g>
                  <svg:desc>'Graph a'.C1:'Graph a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ph a'.A2:'Graph a'.A12</svg:desc>
                </draw:g>
              </table:table-cell>
              <table:table-cell office:value-type="float" office:value="3704.32">
                <text:p>3704.32</text:p>
                <draw:g>
                  <svg:desc>'Graph a'.B2:'Graph a'.B12</svg:desc>
                </draw:g>
              </table:table-cell>
              <table:table-cell office:value-type="float" office:value="3119.034">
                <text:p>3119.034</text:p>
                <draw:g>
                  <svg:desc>'Graph a'.C2:'Graph a'.C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59.832">
                <text:p>3759.832</text:p>
              </table:table-cell>
              <table:table-cell office:value-type="float" office:value="3265.689">
                <text:p>3265.6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21.512">
                <text:p>3821.512</text:p>
              </table:table-cell>
              <table:table-cell office:value-type="float" office:value="3428.639">
                <text:p>3428.6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83.192">
                <text:p>3883.192</text:p>
              </table:table-cell>
              <table:table-cell office:value-type="float" office:value="3591.589">
                <text:p>3591.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44.872">
                <text:p>3944.872</text:p>
              </table:table-cell>
              <table:table-cell office:value-type="float" office:value="3754.539">
                <text:p>3754.5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06.552">
                <text:p>4006.552</text:p>
              </table:table-cell>
              <table:table-cell office:value-type="float" office:value="3917.489">
                <text:p>3917.4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68.232">
                <text:p>4068.232</text:p>
              </table:table-cell>
              <table:table-cell office:value-type="float" office:value="4080.439">
                <text:p>4080.4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29.912">
                <text:p>4129.912</text:p>
              </table:table-cell>
              <table:table-cell office:value-type="float" office:value="4243.389">
                <text:p>4243.3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91.592">
                <text:p>4191.592</text:p>
              </table:table-cell>
              <table:table-cell office:value-type="float" office:value="4406.339">
                <text:p>4406.3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253.272">
                <text:p>4253.272</text:p>
              </table:table-cell>
              <table:table-cell office:value-type="float" office:value="4569.289">
                <text:p>4569.2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314.952">
                <text:p>4314.952</text:p>
              </table:table-cell>
              <table:table-cell office:value-type="float" office:value="4732.239">
                <text:p>4732.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min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828cm" svg:y="0.316cm" chart:style-name="ch2">
          <text:p>Gas consumption for different values of a</text:p>
        </chart:title>
        <chart:plot-area chart:style-name="ch3" table:cell-range-address="'Graph |a|'.A1:'Graph |a|'.B12" chart:data-source-has-labels="both" svg:x="1.33cm" svg:y="1.275cm" svg:width="14.349cm" svg:height="6.569cm">
          <chartooo:coordinate-region svg:x="2.322cm" svg:y="1.474cm" svg:width="13.077cm" svg:height="5.723cm"/>
          <chart:axis chart:dimension="x" chart:name="primary-x" chart:style-name="ch4" chartooo:axis-type="auto">
            <chartooo:date-scale/>
            <chart:title svg:x="8.354cm" svg:y="8.024cm" chart:style-name="ch5">
              <text:p>a</text:p>
            </chart:title>
            <chart:categories table:cell-range-address="'Graph |a|'.A2:'Graph |a|'.A12"/>
          </chart:axis>
          <chart:axis chart:dimension="y" chart:name="primary-y" chart:style-name="ch6">
            <chart:title svg:x="0.451cm" svg:y="5.675cm" chart:style-name="ch7">
              <text:p>consumed gas</text:p>
            </chart:title>
            <chart:grid chart:style-name="ch8" chart:class="major"/>
          </chart:axis>
          <chart:series chart:style-name="ch9" chart:values-cell-range-address="'Graph |a|'.B2:'Graph |a|'.B12" chart:label-cell-address="'Graph |a|'.B1:'Graph |a|'.B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</text:p>
                <draw:g>
                  <svg:desc>'Graph |a|'.B1:'Graph |a|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ph |a|'.A2:'Graph |a|'.A12</svg:desc>
                </draw:g>
              </table:table-cell>
              <table:table-cell office:value-type="float" office:value="3138.44">
                <text:p>3138.44</text:p>
                <draw:g>
                  <svg:desc>'Graph |a|'.B2:'Graph |a|'.B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85.095">
                <text:p>3285.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8.045">
                <text:p>3448.0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10.995">
                <text:p>3610.9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73.945">
                <text:p>3773.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36.895">
                <text:p>3936.8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99.845">
                <text:p>4099.8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262.795">
                <text:p>4262.7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25.745">
                <text:p>4425.7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588.695">
                <text:p>4588.6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751.645">
                <text:p>4751.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